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.64cm" style:auto-text-indent="false"/>
    </style:style>
    <style:style style:name="P2" style:family="paragraph" style:parent-style-name="Heading_20_1">
      <style:paragraph-properties fo:margin-left="0.76cm" fo:margin-right="0cm" fo:text-indent="-0.706cm" style:auto-text-indent="false">
        <style:tab-stops/>
      </style:paragraph-properties>
    </style:style>
    <style:style style:name="P3" style:family="paragraph" style:parent-style-name="Heading_20_2">
      <style:paragraph-properties fo:margin-left="0.76cm" fo:margin-right="0cm" fo:text-indent="1.27cm" style:auto-text-indent="false"/>
    </style:style>
    <style:style style:name="P4" style:family="paragraph" style:parent-style-name="Heading_20_2">
      <style:paragraph-properties fo:margin-left="0cm" fo:margin-right="0cm" fo:text-indent="0.64cm" style:auto-text-indent="false"/>
    </style:style>
    <style:style style:name="P5" style:family="paragraph" style:parent-style-name="Heading_20_2">
      <style:paragraph-properties fo:margin-left="0.044cm" fo:margin-right="0cm" fo:text-indent="0.529cm" style:auto-text-indent="false">
        <style:tab-stops/>
      </style:paragraph-properties>
    </style:style>
    <style:style style:name="P6" style:family="paragraph" style:parent-style-name="Heading_20_2">
      <style:paragraph-properties fo:margin-left="0.76cm" fo:margin-right="0cm" fo:text-indent="1.91cm" style:auto-text-indent="false"/>
    </style:style>
    <style:style style:name="P7" style:family="paragraph" style:parent-style-name="Heading_20_3">
      <style:paragraph-properties fo:margin-left="0.76cm" fo:margin-right="0cm" fo:text-indent="1.984cm" style:auto-text-indent="false"/>
    </style:style>
    <style:style style:name="P8" style:family="paragraph" style:parent-style-name="Heading_20_3">
      <style:paragraph-properties fo:margin-left="0.76cm" fo:margin-right="0cm" fo:text-indent="1.91cm" style:auto-text-indent="false"/>
    </style:style>
    <style:style style:name="P9" style:family="paragraph" style:parent-style-name="Heading_20_3">
      <style:paragraph-properties fo:margin-left="0.76cm" fo:margin-right="0cm" fo:text-indent="2.073cm" style:auto-text-indent="false"/>
    </style:style>
    <style:style style:name="P10" style:family="paragraph" style:parent-style-name="Heading_20_3">
      <style:paragraph-properties fo:margin-left="0.76cm" fo:margin-right="0cm" fo:text-indent="2.073cm" style:auto-text-indent="false">
        <style:tab-stops>
          <style:tab-stop style:position="2.205cm"/>
        </style:tab-stops>
      </style:paragraph-properties>
    </style:style>
    <style:style style:name="P11" style:family="paragraph" style:parent-style-name="Heading_20_3">
      <style:paragraph-properties fo:margin-left="0.76cm" fo:margin-right="0cm" fo:text-indent="2.117cm" style:auto-text-indent="false"/>
    </style:style>
    <style:style style:name="P12" style:family="paragraph" style:parent-style-name="Heading_20_3">
      <style:paragraph-properties fo:margin-left="0.76cm" fo:margin-right="0cm" fo:text-indent="1.27cm" style:auto-text-indent="false"/>
    </style:style>
    <style:style style:name="P13" style:family="paragraph" style:parent-style-name="Heading_20_4">
      <style:paragraph-properties fo:margin-left="0.76cm" fo:margin-right="0cm" fo:text-indent="2.54cm" style:auto-text-indent="false"/>
    </style:style>
    <style:style style:name="P14" style:family="paragraph" style:parent-style-name="Heading_20_4">
      <style:paragraph-properties fo:margin-left="0.76cm" fo:margin-right="0cm" fo:text-indent="2.69cm" style:auto-text-indent="false"/>
    </style:style>
    <style:style style:name="P15" style:family="paragraph" style:parent-style-name="Heading_20_4">
      <style:paragraph-properties fo:margin-left="0.76cm" fo:margin-right="0cm" fo:text-indent="1.27cm" style:auto-text-indent="false"/>
    </style:style>
    <style:style style:name="P16" style:family="paragraph" style:parent-style-name="Heading_20_5">
      <style:paragraph-properties fo:margin-left="0.76cm" fo:margin-right="0cm" fo:text-indent="3.219cm" style:auto-text-indent="false"/>
    </style:style>
    <style:style style:name="P17" style:family="paragraph" style:parent-style-name="Heading_20_5">
      <style:paragraph-properties fo:margin-left="0.76cm" fo:margin-right="0cm" fo:text-indent="1.91cm" style:auto-text-indent="false"/>
    </style:style>
    <style:style style:name="P18" style:family="paragraph" style:parent-style-name="Heading_20_6">
      <style:paragraph-properties fo:margin-left="0.76cm" fo:margin-right="0cm" fo:text-indent="2.54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h text:style-name="P3" text:outline-level="2">Output</text:h>
      <text:h text:style-name="Heading_20_3" text:outline-level="3">Share of Agriculture </text:h>
      <text:h text:style-name="Heading_20_3" text:outline-level="3">Evolution over time – The yields story</text:h>
      <text:h text:style-name="P3" text:outline-level="2">Employment</text:h>
      <text:h text:style-name="Heading_20_3" text:outline-level="3">Primary production </text:h>
      <text:h text:style-name="Heading_20_3" text:outline-level="3">Processing</text:h>
      <text:h text:style-name="P3" text:outline-level="2">Trade </text:h>
      <text:h text:style-name="P7" text:outline-level="3">UK </text:h>
      <text:h text:style-name="P7" text:outline-level="3">EU </text:h>
      <text:h text:style-name="P7" text:outline-level="3">ROW</text:h>
      <text:h text:style-name="P1" text:outline-level="1">Policy and Environmental Context</text:h>
      <text:h text:style-name="P3" text:outline-level="2">Policy</text:h>
      <text:h text:style-name="P8" text:outline-level="3">EEC Accession and the CAP</text:h>
      <text:h text:style-name="P13" text:outline-level="4">Price Protection</text:h>
      <text:h text:style-name="Heading_20_5" text:outline-level="5">Target, Intervention, and Minimum Import Prices</text:h>
      <text:h text:style-name="Heading_20_5" text:outline-level="5">Import Levies</text:h>
      <text:h text:style-name="Heading_20_5" text:outline-level="5">Export Refunds</text:h>
      <text:h text:style-name="P13" text:outline-level="4">Supply Controls</text:h>
      <text:h text:style-name="P16" text:outline-level="5">Milk Quota</text:h>
      <text:h text:style-name="P8" text:outline-level="3"><text:soft-page-break/>The MacSharry Reforms</text:h>
      <text:h text:style-name="P13" text:outline-level="4">Decoupling</text:h>
      <text:h text:style-name="P8" text:outline-level="3">Harvest 2020</text:h>
      <text:h text:style-name="P3" text:outline-level="2">Environmental</text:h>
      <text:h text:style-name="P9" text:outline-level="3">Greenhouse Gases</text:h>
      <text:h text:style-name="P14" text:outline-level="4">KyotoEU </text:h>
      <text:h text:style-name="P14" text:outline-level="4">20-20-20</text:h>
      <text:h text:style-name="P11" text:outline-level="3">Dairy's contribution</text:h>
      <text:h text:style-name="P11" text:outline-level="3">Water Quality</text:h>
      <text:h text:style-name="P13" text:outline-level="4">The GAP</text:h>
      <text:h text:style-name="P13" text:outline-level="4">Dairy's contribution</text:h>
      <text:h text:style-name="P10" text:outline-level="3">Seasonality</text:h>
      <text:h text:style-name="Heading_20_1" text:outline-level="1">Structure</text:h>
      <text:h text:style-name="P4" text:outline-level="2">Macro</text:h>
      <text:h text:style-name="P12" text:outline-level="3">Number of Farms</text:h>
      <text:h text:style-name="P12" text:outline-level="3">Forage Area </text:h>
      <text:h text:style-name="P12" text:outline-level="3">Herd Size </text:h>
      <text:h text:style-name="P12" text:outline-level="3">Farm Capital </text:h>
      <text:h text:style-name="P12" text:outline-level="3">Farm Debt</text:h>
      <text:h text:style-name="P12" text:outline-level="3">Geographic segmentation</text:h>
      <text:h text:style-name="P12" text:outline-level="3">Liquid vs Manufacturing</text:h>
      <text:h text:style-name="P12" text:outline-level="3">Coops and Processors</text:h>
      <text:h text:style-name="P4" text:outline-level="2"><text:soft-page-break/>Micro</text:h>
      <text:h text:style-name="P8" text:outline-level="3">Age</text:h>
      <text:h text:style-name="P8" text:outline-level="3">Sex</text:h>
      <text:h text:style-name="P8" text:outline-level="3">Education</text:h>
      <text:h text:style-name="P8" text:outline-level="3">Family</text:h>
      <text:h text:style-name="P8" text:outline-level="3">Off-farm employment</text:h>
      <text:h text:style-name="P2" text:outline-level="1">Profitability of the Dairy Sector</text:h>
      <text:h text:style-name="P5" text:outline-level="2">Gross Margin </text:h>
      <text:h text:style-name="P8" text:outline-level="3">Overall </text:h>
      <text:h text:style-name="P15" text:outline-level="4">Output</text:h>
      <text:h text:style-name="P17" text:outline-level="5">Quintiles or thirds</text:h>
      <text:h text:style-name="P15" text:outline-level="4">Costs</text:h>
      <text:h text:style-name="P17" text:outline-level="5">Direct</text:h>
      <text:h text:style-name="P18" text:outline-level="6">Concentrates</text:h>
      <text:h text:style-name="P18" text:outline-level="6">Feed</text:h>
      <text:h text:style-name="P18" text:outline-level="6">Other</text:h>
      <text:h text:style-name="P17" text:outline-level="5">Fixed</text:h>
      <text:h text:style-name="P18" text:outline-level="6">Fuel</text:h>
      <text:h text:style-name="P18" text:outline-level="6">Labour</text:h>
      <text:h text:style-name="P18" text:outline-level="6">Interest</text:h>
      <text:h text:style-name="P18" text:outline-level="6">Other</text:h>
      <text:h text:style-name="P8" text:outline-level="3">Distribution</text:h>
      <text:h text:style-name="P15" text:outline-level="4">Output</text:h>
      <text:h text:style-name="P17" text:outline-level="5"><text:soft-page-break/>Quintiles or thirds</text:h>
      <text:h text:style-name="P15" text:outline-level="4">Costs</text:h>
      <text:h text:style-name="P17" text:outline-level="5">Direct</text:h>
      <text:h text:style-name="P18" text:outline-level="6">Concentrates</text:h>
      <text:h text:style-name="P18" text:outline-level="6">Feed</text:h>
      <text:h text:style-name="P18" text:outline-level="6">Other</text:h>
      <text:h text:style-name="P17" text:outline-level="5">Fixed</text:h>
      <text:h text:style-name="P18" text:outline-level="6">Fuel</text:h>
      <text:h text:style-name="P18" text:outline-level="6">Labour</text:h>
      <text:h text:style-name="P18" text:outline-level="6">Interest</text:h>
      <text:h text:style-name="P18" text:outline-level="6">Other</text:h>
      <text:h text:style-name="P6" text:outline-level="2">Net Margin </text:h>
      <text:h text:style-name="P8" text:outline-level="3">Overall </text:h>
      <text:h text:style-name="P15" text:outline-level="4">Output</text:h>
      <text:h text:style-name="P17" text:outline-level="5">Quintiles or thirds</text:h>
      <text:h text:style-name="P15" text:outline-level="4">Costs</text:h>
      <text:h text:style-name="P17" text:outline-level="5">Direct</text:h>
      <text:h text:style-name="P18" text:outline-level="6">Concentrates</text:h>
      <text:h text:style-name="P18" text:outline-level="6">Feed</text:h>
      <text:h text:style-name="P18" text:outline-level="6">Other</text:h>
      <text:h text:style-name="P17" text:outline-level="5">Fixed</text:h>
      <text:h text:style-name="P18" text:outline-level="6">Fuel</text:h>
      <text:h text:style-name="P18" text:outline-level="6">Labour</text:h>
      <text:h text:style-name="P18" text:outline-level="6">Interest</text:h>
      <text:h text:style-name="P18" text:outline-level="6"><text:soft-page-break/>Other</text:h>
      <text:h text:style-name="P8" text:outline-level="3">Distribution</text:h>
      <text:h text:style-name="P15" text:outline-level="4">Output</text:h>
      <text:h text:style-name="P17" text:outline-level="5">Quintiles or thirds</text:h>
      <text:h text:style-name="P15" text:outline-level="4">Costs</text:h>
      <text:h text:style-name="P17" text:outline-level="5">Direct</text:h>
      <text:h text:style-name="P18" text:outline-level="6">Concentrates</text:h>
      <text:h text:style-name="P18" text:outline-level="6">Feed</text:h>
      <text:h text:style-name="P18" text:outline-level="6">Other</text:h>
      <text:h text:style-name="P17" text:outline-level="5">Fixed</text:h>
      <text:h text:style-name="P18" text:outline-level="6">Fuel</text:h>
      <text:h text:style-name="P18" text:outline-level="6">Labour</text:h>
      <text:h text:style-name="P18" text:outline-level="6">Interest</text:h>
      <text:h text:style-name="P18" text:outline-level="6">Other</text:h>
      <text:h text:style-name="Heading_20_1" text:outline-level="1">Conclusion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.64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text-indent="1.27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1.91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76cm" fo:margin-right="0cm" fo:text-indent="2.54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76cm" fo:margin-right="0cm" fo:text-indent="3.18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76cm" fo:margin-right="0cm" fo:text-indent="3.8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76cm" fo:margin-right="0cm" fo:text-indent="4.4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76cm" fo:margin-right="0cm" fo:text-indent="5.08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Gillespie</meta:initial-creator>
    <meta:creation-date>2011-09-01T18:26:04</meta:creation-date>
    <dc:date>2011-09-02T17:59:50</dc:date>
    <dc:creator>Patrick Gillespie</dc:creator>
    <meta:editing-duration>PT2H51M28S</meta:editing-duration>
    <meta:editing-cycles>10</meta:editing-cycles>
    <meta:generator>LibreOffice/3.4$Linux LibreOffice_project/340m1$Build-402</meta:generator>
    <meta:printed-by>Patrick Gillespie</meta:printed-by>
    <meta:print-date>2011-09-02T17:59:48</meta:print-date>
    <meta:document-statistic meta:table-count="0" meta:image-count="0" meta:object-count="0" meta:page-count="5" meta:paragraph-count="104" meta:word-count="268" meta:character-count="1411" meta:non-whitespace-character-count="1234"/>
  </office:meta>
</office:document-meta>
</file>